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9.99mm" svg:height="89.99mm" svg:x="143.99mm" svg:y="163.56mm">
            <draw:object draw:notify-on-update-of-ranges="Лист1.B30:Лист1.B43 Лист1.E30:Лист1.E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73.58mm" svg:y="21.9mm">
            <draw:object draw:notify-on-update-of-ranges="Лист1.B6:Лист1.B19 Лист1.F6:Лист1.F19 Лист1.B6:Лист1.B19 Лист1.G6:Лист1.G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Task 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hreads num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T_1/T_next</text:p>
          </table:table-cell>
          <table:table-cell office:value-type="string" calcext:value-type="string">
            <text:p>T_1/T_both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26902" calcext:value-type="float">
            <text:p>0,026902</text:p>
          </table:table-cell>
          <table:table-cell office:value-type="float" office:value="0.012728" calcext:value-type="float">
            <text:p>0,012728</text:p>
          </table:table-cell>
          <table:table-cell office:value-type="float" office:value="0.044279" calcext:value-type="float">
            <text:p>0,044279</text:p>
          </table:table-cell>
          <table:table-cell table:formula="of:=[.$E$6:.$E$14]/[.$C$6:.$C$14]" office:value-type="float" office:value="1.64593710504795" calcext:value-type="float">
            <text:p>1,64593710504795</text:p>
          </table:table-cell>
          <table:table-cell table:formula="of:=[.$E$6:.$E$14]/[.$D$6:.$D$14]" office:value-type="float" office:value="3.47886549340038" calcext:value-type="float">
            <text:p>3,4788654934003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11396" calcext:value-type="float">
            <text:p>0,011396</text:p>
          </table:table-cell>
          <table:table-cell office:value-type="float" office:value="0.008937" calcext:value-type="float">
            <text:p>0,008937</text:p>
          </table:table-cell>
          <table:table-cell office:value-type="float" office:value="0.048289" calcext:value-type="float">
            <text:p>0,048289</text:p>
          </table:table-cell>
          <table:table-cell table:formula="of:=[.$E$6:.$E$14]/[.$C$6:.$C$14]" office:value-type="float" office:value="4.23736398736399" calcext:value-type="float">
            <text:p>4,23736398736399</text:p>
          </table:table-cell>
          <table:table-cell table:formula="of:=[.$E$6:.$E$14]/[.$D$6:.$D$14]" office:value-type="float" office:value="5.40326731565402" calcext:value-type="float">
            <text:p>5,4032673156540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08302" calcext:value-type="float">
            <text:p>0,008302</text:p>
          </table:table-cell>
          <table:table-cell office:value-type="float" office:value="0.007306" calcext:value-type="float">
            <text:p>0,007306</text:p>
          </table:table-cell>
          <table:table-cell office:value-type="float" office:value="0.045616" calcext:value-type="float">
            <text:p>0,045616</text:p>
          </table:table-cell>
          <table:table-cell table:formula="of:=[.$E$6:.$E$14]/[.$C$6:.$C$14]" office:value-type="float" office:value="5.49457961936883" calcext:value-type="float">
            <text:p>5,49457961936883</text:p>
          </table:table-cell>
          <table:table-cell table:formula="of:=[.$E$6:.$E$14]/[.$D$6:.$D$14]" office:value-type="float" office:value="6.24363536819053" calcext:value-type="float">
            <text:p>6,2436353681905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7499" calcext:value-type="float">
            <text:p>0,007499</text:p>
          </table:table-cell>
          <table:table-cell office:value-type="float" office:value="0.007436" calcext:value-type="float">
            <text:p>0,007436</text:p>
          </table:table-cell>
          <table:table-cell office:value-type="float" office:value="0.046509" calcext:value-type="float">
            <text:p>0,046509</text:p>
          </table:table-cell>
          <table:table-cell table:formula="of:=[.$E$6:.$E$14]/[.$C$6:.$C$14]" office:value-type="float" office:value="6.20202693692492" calcext:value-type="float">
            <text:p>6,20202693692492</text:p>
          </table:table-cell>
          <table:table-cell table:formula="of:=[.$E$6:.$E$14]/[.$D$6:.$D$14]" office:value-type="float" office:value="6.2545723507262" calcext:value-type="float">
            <text:p>6,254572350726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005001" calcext:value-type="float">
            <text:p>0,005001</text:p>
          </table:table-cell>
          <table:table-cell office:value-type="float" office:value="0.011998" calcext:value-type="float">
            <text:p>0,011998</text:p>
          </table:table-cell>
          <table:table-cell office:value-type="float" office:value="0.047938" calcext:value-type="float">
            <text:p>0,047938</text:p>
          </table:table-cell>
          <table:table-cell table:formula="of:=[.$E$6:.$E$14]/[.$C$6:.$C$14]" office:value-type="float" office:value="9.58568286342731" calcext:value-type="float">
            <text:p>9,58568286342731</text:p>
          </table:table-cell>
          <table:table-cell table:formula="of:=[.$E$6:.$E$14]/[.$D$6:.$D$14]" office:value-type="float" office:value="3.99549924987498" calcext:value-type="float">
            <text:p>3,9954992498749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07785" calcext:value-type="float">
            <text:p>0,007785</text:p>
          </table:table-cell>
          <table:table-cell office:value-type="float" office:value="0.007826" calcext:value-type="float">
            <text:p>0,007826</text:p>
          </table:table-cell>
          <table:table-cell office:value-type="float" office:value="0.046286" calcext:value-type="float">
            <text:p>0,046286</text:p>
          </table:table-cell>
          <table:table-cell table:formula="of:=[.$E$6:.$E$14]/[.$C$6:.$C$14]" office:value-type="float" office:value="5.94553628773282" calcext:value-type="float">
            <text:p>5,94553628773282</text:p>
          </table:table-cell>
          <table:table-cell table:formula="of:=[.$E$6:.$E$14]/[.$D$6:.$D$14]" office:value-type="float" office:value="5.91438793764375" calcext:value-type="float">
            <text:p>5,9143879376437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008458" calcext:value-type="float">
            <text:p>0,008458</text:p>
          </table:table-cell>
          <table:table-cell office:value-type="float" office:value="0.00658" calcext:value-type="float">
            <text:p>0,00658</text:p>
          </table:table-cell>
          <table:table-cell office:value-type="float" office:value="0.043449" calcext:value-type="float">
            <text:p>0,043449</text:p>
          </table:table-cell>
          <table:table-cell table:formula="of:=[.$E$6:.$E$14]/[.$C$6:.$C$14]" office:value-type="float" office:value="5.13703003074013" calcext:value-type="float">
            <text:p>5,13703003074013</text:p>
          </table:table-cell>
          <table:table-cell table:formula="of:=[.$E$6:.$E$14]/[.$D$6:.$D$14]" office:value-type="float" office:value="6.6031914893617" calcext:value-type="float">
            <text:p>6,603191489361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5607" calcext:value-type="float">
            <text:p>0,005607</text:p>
          </table:table-cell>
          <table:table-cell office:value-type="float" office:value="0.010181" calcext:value-type="float">
            <text:p>0,010181</text:p>
          </table:table-cell>
          <table:table-cell office:value-type="float" office:value="0.04484" calcext:value-type="float">
            <text:p>0,04484</text:p>
          </table:table-cell>
          <table:table-cell table:formula="of:=[.$E$6:.$E$14]/[.$C$6:.$C$14]" office:value-type="float" office:value="7.99714642411272" calcext:value-type="float">
            <text:p>7,99714642411272</text:p>
          </table:table-cell>
          <table:table-cell table:formula="of:=[.$E$6:.$E$14]/[.$D$6:.$D$14]" office:value-type="float" office:value="4.40428248698556" calcext:value-type="float">
            <text:p>4,40428248698556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01901" calcext:value-type="float">
            <text:p>0,01901</text:p>
          </table:table-cell>
          <table:table-cell office:value-type="float" office:value="0.011836" calcext:value-type="float">
            <text:p>0,011836</text:p>
          </table:table-cell>
          <table:table-cell office:value-type="float" office:value="0.047356" calcext:value-type="float">
            <text:p>0,047356</text:p>
          </table:table-cell>
          <table:table-cell table:formula="of:=[.$E$6:.$E$19]/[.$C$6:.$C$19]" office:value-type="float" office:value="2.49110994213572" calcext:value-type="float">
            <text:p>2,49110994213572</text:p>
          </table:table-cell>
          <table:table-cell table:formula="of:=[.$E$6:.$E$19]/[.$D$6:.$D$19]" office:value-type="float" office:value="4.00101385603244" calcext:value-type="float">
            <text:p>4,00101385603244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018917" calcext:value-type="float">
            <text:p>0,018917</text:p>
          </table:table-cell>
          <table:table-cell office:value-type="float" office:value="0.009527" calcext:value-type="float">
            <text:p>0,009527</text:p>
          </table:table-cell>
          <table:table-cell office:value-type="float" office:value="0.045224" calcext:value-type="float">
            <text:p>0,045224</text:p>
          </table:table-cell>
          <table:table-cell table:formula="of:=[.$E$6:.$E$19]/[.$C$6:.$C$19]" office:value-type="float" office:value="2.39065390918222" calcext:value-type="float">
            <text:p>2,39065390918222</text:p>
          </table:table-cell>
          <table:table-cell table:formula="of:=[.$E$6:.$E$19]/[.$D$6:.$D$19]" office:value-type="float" office:value="4.7469297785242" calcext:value-type="float">
            <text:p>4,7469297785242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020964" calcext:value-type="float">
            <text:p>0,020964</text:p>
          </table:table-cell>
          <table:table-cell office:value-type="float" office:value="0.013844" calcext:value-type="float">
            <text:p>0,013844</text:p>
          </table:table-cell>
          <table:table-cell office:value-type="float" office:value="0.04472" calcext:value-type="float">
            <text:p>0,04472</text:p>
          </table:table-cell>
          <table:table-cell table:formula="of:=[.$E$6:.$E$19]/[.$C$6:.$C$19]" office:value-type="float" office:value="2.13318069070788" calcext:value-type="float">
            <text:p>2,13318069070788</text:p>
          </table:table-cell>
          <table:table-cell table:formula="of:=[.$E$6:.$E$19]/[.$D$6:.$D$19]" office:value-type="float" office:value="3.23028026581913" calcext:value-type="float">
            <text:p>3,2302802658191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022149" calcext:value-type="float">
            <text:p>0,022149</text:p>
          </table:table-cell>
          <table:table-cell office:value-type="float" office:value="0.021597" calcext:value-type="float">
            <text:p>0,021597</text:p>
          </table:table-cell>
          <table:table-cell office:value-type="float" office:value="0.042529" calcext:value-type="float">
            <text:p>0,042529</text:p>
          </table:table-cell>
          <table:table-cell table:formula="of:=[.$E$6:.$E$19]/[.$C$6:.$C$19]" office:value-type="float" office:value="1.92013183439433" calcext:value-type="float">
            <text:p>1,92013183439433</text:p>
          </table:table-cell>
          <table:table-cell table:formula="of:=[.$E$6:.$E$19]/[.$D$6:.$D$19]" office:value-type="float" office:value="1.96920868639163" calcext:value-type="float">
            <text:p>1,96920868639163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023776" calcext:value-type="float">
            <text:p>0,023776</text:p>
          </table:table-cell>
          <table:table-cell office:value-type="float" office:value="0.01678" calcext:value-type="float">
            <text:p>0,01678</text:p>
          </table:table-cell>
          <table:table-cell office:value-type="float" office:value="0.040357" calcext:value-type="float">
            <text:p>0,040357</text:p>
          </table:table-cell>
          <table:table-cell table:formula="of:=[.$E$6:.$E$19]/[.$C$6:.$C$19]" office:value-type="float" office:value="1.69738391655451" calcext:value-type="float">
            <text:p>1,69738391655451</text:p>
          </table:table-cell>
          <table:table-cell table:formula="of:=[.$E$6:.$E$19]/[.$D$6:.$D$19]" office:value-type="float" office:value="2.40506555423123" calcext:value-type="float">
            <text:p>2,40506555423123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19909" calcext:value-type="float">
            <text:p>0,019909</text:p>
          </table:table-cell>
          <table:table-cell office:value-type="float" office:value="0.018003" calcext:value-type="float">
            <text:p>0,018003</text:p>
          </table:table-cell>
          <table:table-cell office:value-type="float" office:value="0.040938" calcext:value-type="float">
            <text:p>0,040938</text:p>
          </table:table-cell>
          <table:table-cell table:formula="of:=[.$E$6:.$E$19]/[.$C$6:.$C$19]" office:value-type="float" office:value="2.05625596463911" calcext:value-type="float">
            <text:p>2,05625596463911</text:p>
          </table:table-cell>
          <table:table-cell table:formula="of:=[.$E$6:.$E$19]/[.$D$6:.$D$19]" office:value-type="float" office:value="2.27395434094318" calcext:value-type="float">
            <text:p>2,27395434094318</text:p>
          </table:table-cell>
        </table:table-row>
        <table:table-row table:style-name="ro1" table:number-rows-repeated="8">
          <table:table-cell table:number-columns-repeated="7"/>
        </table:table-row>
        <table:table-row table:style-name="ro1">
          <table:table-cell/>
          <table:table-cell office:value-type="string" calcext:value-type="string">
            <text:p>Task 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hreads num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T_1/T_par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27602" calcext:value-type="float">
            <text:p>0,027602</text:p>
          </table:table-cell>
          <table:table-cell office:value-type="float" office:value="0.042578" calcext:value-type="float">
            <text:p>0,042578</text:p>
          </table:table-cell>
          <table:table-cell table:formula="of:=[.$D$30:.$D$43]/[.$C$30:.$C$43]" office:value-type="float" office:value="1.54256937903051" calcext:value-type="float">
            <text:p>1,542569379030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25728" calcext:value-type="float">
            <text:p>0,025728</text:p>
          </table:table-cell>
          <table:table-cell office:value-type="float" office:value="0.040083" calcext:value-type="float">
            <text:p>0,040083</text:p>
          </table:table-cell>
          <table:table-cell table:formula="of:=[.$D$30:.$D$43]/[.$C$30:.$C$43]" office:value-type="float" office:value="1.55795242537313" calcext:value-type="float">
            <text:p>1,557952425373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28983" calcext:value-type="float">
            <text:p>0,028983</text:p>
          </table:table-cell>
          <table:table-cell office:value-type="float" office:value="0.042649" calcext:value-type="float">
            <text:p>0,042649</text:p>
          </table:table-cell>
          <table:table-cell table:formula="of:=[.$D$30:.$D$43]/[.$C$30:.$C$43]" office:value-type="float" office:value="1.47151778628851" calcext:value-type="float">
            <text:p>1,471517786288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40339" calcext:value-type="float">
            <text:p>0,040339</text:p>
          </table:table-cell>
          <table:table-cell office:value-type="float" office:value="0.044281" calcext:value-type="float">
            <text:p>0,044281</text:p>
          </table:table-cell>
          <table:table-cell table:formula="of:=[.$D$30:.$D$43]/[.$C$30:.$C$43]" office:value-type="float" office:value="1.09772180767991" calcext:value-type="float">
            <text:p>1,097721807679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057686" calcext:value-type="float">
            <text:p>0,057686</text:p>
          </table:table-cell>
          <table:table-cell office:value-type="float" office:value="0.040063" calcext:value-type="float">
            <text:p>0,040063</text:p>
          </table:table-cell>
          <table:table-cell table:formula="of:=[.$D$30:.$D$43]/[.$C$30:.$C$43]" office:value-type="float" office:value="0.694501265471692" calcext:value-type="float">
            <text:p>0,6945012654716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73133" calcext:value-type="float">
            <text:p>0,073133</text:p>
          </table:table-cell>
          <table:table-cell office:value-type="float" office:value="0.037783" calcext:value-type="float">
            <text:p>0,037783</text:p>
          </table:table-cell>
          <table:table-cell table:formula="of:=[.$D$30:.$D$43]/[.$C$30:.$C$43]" office:value-type="float" office:value="0.516634077639369" calcext:value-type="float">
            <text:p>0,5166340776393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09153" calcext:value-type="float">
            <text:p>0,09153</text:p>
          </table:table-cell>
          <table:table-cell office:value-type="float" office:value="0.021543" calcext:value-type="float">
            <text:p>0,021543</text:p>
          </table:table-cell>
          <table:table-cell table:formula="of:=[.$D$30:.$D$43]/[.$C$30:.$C$43]" office:value-type="float" office:value="0.235365453949525" calcext:value-type="float">
            <text:p>0,2353654539495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90781" calcext:value-type="float">
            <text:p>0,090781</text:p>
          </table:table-cell>
          <table:table-cell office:value-type="float" office:value="0.042948" calcext:value-type="float">
            <text:p>0,042948</text:p>
          </table:table-cell>
          <table:table-cell table:formula="of:=[.$D$30:.$D$43]/[.$C$30:.$C$43]" office:value-type="float" office:value="0.473094590277701" calcext:value-type="float">
            <text:p>0,4730945902777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094561" calcext:value-type="float">
            <text:p>0,094561</text:p>
          </table:table-cell>
          <table:table-cell office:value-type="float" office:value="0.040705" calcext:value-type="float">
            <text:p>0,040705</text:p>
          </table:table-cell>
          <table:table-cell table:formula="of:=[.$D$30:.$D$43]/[.$C$30:.$C$43]" office:value-type="float" office:value="0.430462875815611" calcext:value-type="float">
            <text:p>0,4304628758156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205259" calcext:value-type="float">
            <text:p>0,205259</text:p>
          </table:table-cell>
          <table:table-cell office:value-type="float" office:value="0.046234" calcext:value-type="float">
            <text:p>0,046234</text:p>
          </table:table-cell>
          <table:table-cell table:formula="of:=[.$D$30:.$D$43]/[.$C$30:.$C$43]" office:value-type="float" office:value="0.225247126800774" calcext:value-type="float">
            <text:p>0,2252471268007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15931" calcext:value-type="float">
            <text:p>0,15931</text:p>
          </table:table-cell>
          <table:table-cell office:value-type="float" office:value="0.04382" calcext:value-type="float">
            <text:p>0,04382</text:p>
          </table:table-cell>
          <table:table-cell table:formula="of:=[.$D$30:.$D$43]/[.$C$30:.$C$43]" office:value-type="float" office:value="0.275061201431172" calcext:value-type="float">
            <text:p>0,2750612014311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189431" calcext:value-type="float">
            <text:p>0,189431</text:p>
          </table:table-cell>
          <table:table-cell office:value-type="float" office:value="0.042514" calcext:value-type="float">
            <text:p>0,042514</text:p>
          </table:table-cell>
          <table:table-cell table:formula="of:=[.$D$30:.$D$43]/[.$C$30:.$C$43]" office:value-type="float" office:value="0.224430003536908" calcext:value-type="float">
            <text:p>0,2244300035369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20627" calcext:value-type="float">
            <text:p>0,20627</text:p>
          </table:table-cell>
          <table:table-cell office:value-type="float" office:value="0.041254" calcext:value-type="float">
            <text:p>0,041254</text:p>
          </table:table-cell>
          <table:table-cell table:formula="of:=[.$D$30:.$D$43]/[.$C$30:.$C$43]" office:value-type="float" office:value="0.2" calcext:value-type="float">
            <text:p>0,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207468" calcext:value-type="float">
            <text:p>0,207468</text:p>
          </table:table-cell>
          <table:table-cell office:value-type="float" office:value="0.041928" calcext:value-type="float">
            <text:p>0,041928</text:p>
          </table:table-cell>
          <table:table-cell table:formula="of:=[.$D$30:.$D$43]/[.$C$30:.$C$43]" office:value-type="float" office:value="0.202093816877784" calcext:value-type="float">
            <text:p>0,20209381687778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3T17:13:31.365705519</meta:creation-date>
    <dc:date>2020-12-13T18:53:06.715524013</dc:date>
    <meta:editing-duration>PT1H19M1S</meta:editing-duration>
    <meta:editing-cycles>13</meta:editing-cycles>
    <meta:generator>LibreOffice/6.0.7.3$Linux_X86_64 LibreOffice_project/00m0$Build-3</meta:generator>
    <meta:document-statistic meta:table-count="1" meta:cell-count="15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09cm" svg:y="4.201cm" style:legend-expansion="high" chart:style-name="ch2"/>
        <chart:plot-area chart:style-name="ch3" table:cell-range-address="Лист1.B30:Лист1.B43 Лист1.E30:Лист1.E43" chart:data-source-has-labels="row" svg:x="1.331cm" svg:y="0.18cm" svg:width="12.158cm" svg:height="7.659cm">
          <chartooo:coordinate-region svg:x="2.058cm" svg:y="0.379cm" svg:width="11.244cm" svg:height="6.813cm"/>
          <chart:axis chart:dimension="x" chart:name="primary-x" chart:style-name="ch4">
            <chart:title svg:x="6.308cm" svg:y="8.019cm" chart:style-name="ch5">
              <text:p>число потоков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451cm" svg:y="4.847cm" chart:style-name="ch8">
              <text:p>ускорение</text:p>
            </chart:title>
            <chart:grid chart:style-name="ch6" chart:class="major"/>
          </chart:axis>
          <chart:series chart:style-name="ch9" chart:values-cell-range-address="Лист1.E30:Лист1.E43" loext:label-string="s_par" chart:class="chart:scatter">
            <chart:domain table:cell-range-address="Лист1.B30:Лист1.B43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s_pa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Лист1.B30:Лист1.B43</svg:desc>
                </draw:g>
              </table:table-cell>
              <table:table-cell office:value-type="float" office:value="1.54256937903051">
                <text:p>1.54256937903051</text:p>
                <draw:g>
                  <svg:desc>Лист1.E30:Лист1.E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55795242537313">
                <text:p>1.557952425373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.47151778628851">
                <text:p>1.471517786288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.09772180767991">
                <text:p>1.09772180767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0.694501265471692">
                <text:p>0.6945012654716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0.516634077639369">
                <text:p>0.5166340776393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0.235365453949525">
                <text:p>0.2353654539495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0.473094590277701">
                <text:p>0.4730945902777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">
                <text:p>22</text:p>
              </table:table-cell>
              <table:table-cell office:value-type="float" office:value="0.430462875815611">
                <text:p>0.4304628758156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0.225247126800774">
                <text:p>0.2252471268007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0.275061201431172">
                <text:p>0.2750612014311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">
                <text:p>28</text:p>
              </table:table-cell>
              <table:table-cell office:value-type="float" office:value="0.224430003536908">
                <text:p>0.2244300035369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">
                <text:p>32</text:p>
              </table:table-cell>
              <table:table-cell office:value-type="float" office:value="0.202093816877784">
                <text:p>0.2020938168777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24cm" svg:y="3.952cm" style:legend-expansion="high" chart:style-name="ch2"/>
        <chart:plot-area chart:style-name="ch3" table:cell-range-address="Лист1.B6:Лист1.B19 Лист1.F6:Лист1.G19" chart:data-source-has-labels="row" svg:x="1.331cm" svg:y="0.18cm" svg:width="11.973cm" svg:height="7.659cm">
          <chartooo:coordinate-region svg:x="1.767cm" svg:y="0.379cm" svg:width="11.165cm" svg:height="6.813cm"/>
          <chart:axis chart:dimension="x" chart:name="primary-x" chart:style-name="ch4">
            <chart:title svg:x="6.215cm" svg:y="8.019cm" chart:style-name="ch5">
              <text:p>число потоков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451cm" svg:y="4.847cm" chart:style-name="ch8">
              <text:p>ускорение</text:p>
            </chart:title>
            <chart:grid chart:style-name="ch6" chart:class="major"/>
            <chart:grid chart:style-name="ch7" chart:class="minor"/>
          </chart:axis>
          <chart:series chart:style-name="ch9" chart:values-cell-range-address="Лист1.F6:Лист1.F19" loext:label-string="s_ext" chart:class="chart:scatter">
            <chart:domain table:cell-range-address="Лист1.B6:Лист1.B19"/>
            <chart:data-point chart:repeated="14"/>
          </chart:series>
          <chart:series chart:style-name="ch10" chart:values-cell-range-address="Лист1.G6:Лист1.G19" loext:label-string="s_both" chart:class="chart:scatte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s_ext</text:p>
              </table:table-cell>
              <table:table-cell office:value-type="string">
                <text:p>s_bot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Лист1.B6:Лист1.B19</svg:desc>
                </draw:g>
              </table:table-cell>
              <table:table-cell office:value-type="float" office:value="1.64593710504795">
                <text:p>1.64593710504795</text:p>
                <draw:g>
                  <svg:desc>Лист1.F6:Лист1.F19</svg:desc>
                </draw:g>
              </table:table-cell>
              <table:table-cell office:value-type="float" office:value="3.47886549340038">
                <text:p>3.47886549340038</text:p>
                <draw:g>
                  <svg:desc>Лист1.G6:Лист1.G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.23736398736399">
                <text:p>4.23736398736399</text:p>
              </table:table-cell>
              <table:table-cell office:value-type="float" office:value="5.40326731565402">
                <text:p>5.403267315654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5.49457961936883">
                <text:p>5.49457961936883</text:p>
              </table:table-cell>
              <table:table-cell office:value-type="float" office:value="6.24363536819053">
                <text:p>6.243635368190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6.20202693692492">
                <text:p>6.20202693692492</text:p>
              </table:table-cell>
              <table:table-cell office:value-type="float" office:value="6.2545723507262">
                <text:p>6.25457235072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9.58568286342731">
                <text:p>9.58568286342731</text:p>
              </table:table-cell>
              <table:table-cell office:value-type="float" office:value="3.99549924987498">
                <text:p>3.995499249874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5.94553628773282">
                <text:p>5.94553628773282</text:p>
              </table:table-cell>
              <table:table-cell office:value-type="float" office:value="5.91438793764375">
                <text:p>5.91438793764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5.13703003074013">
                <text:p>5.13703003074013</text:p>
              </table:table-cell>
              <table:table-cell office:value-type="float" office:value="6.6031914893617">
                <text:p>6.60319148936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7.99714642411272">
                <text:p>7.99714642411272</text:p>
              </table:table-cell>
              <table:table-cell office:value-type="float" office:value="4.40428248698556">
                <text:p>4.404282486985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">
                <text:p>22</text:p>
              </table:table-cell>
              <table:table-cell office:value-type="float" office:value="2.49110994213572">
                <text:p>2.49110994213572</text:p>
              </table:table-cell>
              <table:table-cell office:value-type="float" office:value="4.00101385603244">
                <text:p>4.001013856032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2.39065390918222">
                <text:p>2.39065390918222</text:p>
              </table:table-cell>
              <table:table-cell office:value-type="float" office:value="4.7469297785242">
                <text:p>4.74692977852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2.13318069070788">
                <text:p>2.13318069070788</text:p>
              </table:table-cell>
              <table:table-cell office:value-type="float" office:value="3.23028026581913">
                <text:p>3.230280265819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">
                <text:p>28</text:p>
              </table:table-cell>
              <table:table-cell office:value-type="float" office:value="1.92013183439433">
                <text:p>1.92013183439433</text:p>
              </table:table-cell>
              <table:table-cell office:value-type="float" office:value="1.96920868639163">
                <text:p>1.969208686391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1.69738391655451">
                <text:p>1.69738391655451</text:p>
              </table:table-cell>
              <table:table-cell office:value-type="float" office:value="2.40506555423123">
                <text:p>2.405065554231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">
                <text:p>32</text:p>
              </table:table-cell>
              <table:table-cell office:value-type="float" office:value="2.05625596463911">
                <text:p>2.05625596463911</text:p>
              </table:table-cell>
              <table:table-cell office:value-type="float" office:value="2.27395434094318">
                <text:p>2.273954340943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